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7D00382E2BA.png" manifest:media-type="image/png"/>
  <manifest:file-entry manifest:full-path="Pictures/10000001000002E1000002E1C9275FBE.png" manifest:media-type="image/png"/>
  <manifest:file-entry manifest:full-path="Pictures/10000001000007D0000007D07F376BBF.png" manifest:media-type="image/png"/>
  <manifest:file-entry manifest:full-path="Pictures/100000010000076C000002BB898C16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99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9cm" svg:height="15.749cm" svg:x="0cm" svg:y="-1cm">
          <draw:image xlink:href="Pictures/10000001000007D0000007D00382E2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4.5cm" svg:x="5.5cm" svg:y="5cm">
          <draw:image xlink:href="Pictures/10000001000002E1000002E1C9275FBE.png" xlink:type="simple" xlink:show="embed" xlink:actuate="onLoad" draw:mime-type="image/png">
            <text:p/>
          </draw:image>
        </draw:frame>
        <draw:frame draw:style-name="gr1" draw:text-style-name="P1" draw:layer="layout" svg:width="18.751cm" svg:height="18.751cm" svg:x="12cm" svg:y="-2.251cm">
          <draw:image xlink:href="Pictures/10000001000007D0000007D07F376BBF.png" xlink:type="simple" xlink:show="embed" xlink:actuate="onLoad" draw:mime-type="image/png">
            <text:p/>
          </draw:image>
        </draw:frame>
        <draw:frame draw:style-name="gr2" draw:text-style-name="P1" draw:layer="layout" svg:width="7.499cm" svg:height="2.898cm" svg:x="18cm" svg:y="6.5cm">
          <draw:image xlink:href="Pictures/100000010000076C000002BB898C16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2T18:33:40.570000000</meta:creation-date>
    <dc:date>2024-07-12T19:02:40.036000000</dc:date>
    <meta:editing-duration>PT4M49S</meta:editing-duration>
    <meta:editing-cycles>1</meta:editing-cycles>
    <meta:document-statistic meta:object-count="27"/>
    <meta:generator>LibreOffice/24.2.4.2$Windows_X86_64 LibreOffice_project/51a6219feb6075d9a4c46691dcfe0cd9c4fff3c2</meta:generator>
  </office:meta>
</office:document-meta>
</file>